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style:text-underline-style="none" style:font-size-asian="13pt" style:font-size-complex="13pt"/>
    </style:style>
    <style:style style:name="P5" style:family="paragraph" style:parent-style-name="Standard" style:list-style-name="L1">
      <style:text-properties fo:font-size="13pt" style:text-underline-style="none" style:font-size-asian="13pt" style:font-size-complex="13p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pour le/les devs :</text:p>
      <text:p text:style-name="P2"><text:line-break/><text:span text:style-name="T1">Objet :</text:span></text:p>
      <text:p text:style-name="P2"><text:line-break/> -Air chaud :<text:line-break/><text:tab/>- Doit pouvoir soulever les élèments de type "flotant", à une vitesse variant suivant le <text:tab/>quotient Energie de l'air chaud/poid de l'élèment.<text:line-break/><text:tab/>On precisera sur les aperçus visuels, la zone de l'air chaud.<text:line-break/><text:line-break/><text:span text:style-name="T1">Changement :</text:span><text:line-break/></text:p>
      <text:p text:style-name="P2"><text:s/>-Groom :<text:line-break/><text:tab/>- Il ne se déplace plus en sautant, mais en marchant. A une vitesse de 3 blocs/sec.<text:line-break/><text:tab/>- Il fait un saut en arriere quand il meurt. (Ex : Mort de Mario dans Mario Bros)<text:line-break/><text:tab/>- S'il bute contre un élèment avec qui il n'intéragit d'aucunes sortes il repart en arriére.<text:line-break/></text:p>
      <text:p text:style-name="P2"><text:span text:style-name="T1">Mise à jour des pouvoirs déjà existant :</text:span><text:line-break/></text:p>
      <text:p text:style-name="P2"><text:s/>-Barbapapa :<text:line-break/><text:tab/>- Elle doit etre de type "commestible", pouvoir être manger par Groom si elle se <text:tab/>retrouve à une certaine hauteur par rapport à ses pieds. (Pour le moment nous dirons <text:tab/>la moitié de sa taille).<text:line-break/><text:tab/>Quand Groom rencontre l'élèment à la bonne hauteur il a une nouvelle animation, qui <text:tab/>le fait passer à travers la barbapapa qu'il mange. Il va moins vite que s'il marchait.<text:line-break/><text:tab/>(On réduit sa vitesse de 30%.)<text:line-break/><text:tab/>- Elle doit être de type "flotant", et doit donc pouvoir être soulever par exemple par <text:tab/>"l'air chaud".<text:line-break/><text:line-break/><text:span text:style-name="T1">Nouveaux pouvoirs :</text:span></text:p>
      <text:p text:style-name="P2"/>
      <text:p text:style-name="P2"><text:s/>-Gummie bear :<text:line-break/><text:tab/>- Niveau d'acquisition (où le pouvoir est découvert) : Lvl 1<text:line-break/><text:tab/>- Utilité : Fait changer Groom et les personnages non joueurs de type "peureux" de <text:tab/>sens de marche.<text:line-break/><text:tab/>- Utilisation : Avec un clic simple.<text:line-break/><text:tab/>Le joueur choisit un endroit ou placer un "ourson en gelatine", celui ci grogne et emet <text:s/><text:tab/>une onde sonore autour de lui, (rayon de un bloc).<text:line-break/><text:tab/>Les personnages "peureux" et Groom, en rentrant en contact avec cette onde, <text:tab/>changent de direction (retournent en arriére).<text:line-break/><text:line-break/><text:span text:style-name="T1">Résumé des nouveaux types objets et personnages :</text:span></text:p>
      <text:p text:style-name="P2"><text:span text:style-name="T1"/></text:p>
      <text:p text:style-name="P4"><text:s/>-Objet :</text:p>
      <text:list xml:id="list1759401279941809146" text:style-name="L1">
        <text:list-item>
          <text:list>
            <text:list-item>
              <text:p text:style-name="P5">Flotant : Peut être soulever par certain des élèments ou personnages.</text:p>
            </text:list-item>
            <text:list-item>
              <text:p text:style-name="P5">Comestible : Peut être manger par Groom.</text:p>
            </text:list-item>
          </text:list>
        </text:list-item>
      </text:list>
      <text:p text:style-name="P4"><text:s/>-Personnages :</text:p>
      <text:p text:style-name="P4"><text:tab/>- Peureux : Est sensible à certaine situation déclenché par des piéges ou pouvoi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29S</meta:editing-duration>
    <meta:editing-cycles>5</meta:editing-cycles>
    <meta:generator>OpenOffice/4.1.1$Win32 OpenOffice.org_project/411m6$Build-9775</meta:generator>
    <dc:date>2014-12-15T00:49:03.63</dc:date>
    <dc:creator>Dos santos Jaim</dc:creator>
    <meta:document-statistic meta:table-count="0" meta:image-count="0" meta:object-count="0" meta:page-count="1" meta:paragraph-count="12" meta:word-count="331" meta:character-count="1882"/>
    <meta:user-defined meta:name="Info 1"/>
    <meta:user-defined meta:name="Info 2"/>
    <meta:user-defined meta:name="Info 3"/>
    <meta:user-defined meta:name="Info 4"/>
  </office:meta>
</office:document-meta>
</file>